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r" svg:font-family="Cor"/>
    <style:font-face style:name="Ubuntu Beta" svg:font-family="'Ubuntu Beta', UbuntuBeta, Ubuntu, 'Bitstream Vera Sans', 'DejaVu Sans', Tahoma, sans-serif"/>
    <style:font-face style:name="Ubuntu Mono" svg:font-family="'Ubuntu Mono'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use-window-font-color="true" style:font-name="Times New Roman" fo:font-size="16pt" fo:font-weight="bold" officeooo:rsid="0008c1ec" officeooo:paragraph-rsid="0008c1ec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style:font-name="Times New Roman" fo:font-size="14pt" fo:font-weight="bold" officeooo:rsid="0008c1ec" officeooo:paragraph-rsid="0008c1ec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use-window-font-color="true" style:font-name="Times New Roman" fo:font-size="14pt" fo:font-weight="bold" officeooo:rsid="0008c1ec" officeooo:paragraph-rsid="0008c1ec" style:font-size-asian="14pt" style:font-weight-asian="bold" style:font-size-complex="14pt" style:font-weight-complex="bold"/>
    </style:style>
    <style:style style:name="P4" style:family="paragraph" style:parent-style-name="Text_20_body">
      <style:text-properties officeooo:paragraph-rsid="000aa083"/>
    </style:style>
    <style:style style:name="P5" style:family="paragraph" style:parent-style-name="Text_20_body">
      <style:text-properties style:use-window-font-color="true" style:font-name="Times New Roman" fo:font-size="14pt" style:font-size-asian="14pt" style:font-size-complex="14pt"/>
    </style:style>
    <style:style style:name="P6" style:family="paragraph" style:parent-style-name="Text_20_body">
      <style:text-properties style:use-window-font-color="true" style:font-name="Times New Roman" fo:font-size="14pt" officeooo:rsid="000aa083" officeooo:paragraph-rsid="000aa083" style:font-size-asian="14pt" style:font-size-complex="14pt"/>
    </style:style>
    <style:style style:name="P7" style:family="paragraph" style:parent-style-name="Text_20_body">
      <style:text-properties style:use-window-font-color="true" officeooo:paragraph-rsid="000aa083"/>
    </style:style>
    <style:style style:name="P8" style:family="paragraph" style:parent-style-name="Text_20_body">
      <style:text-properties style:use-window-font-color="true" style:font-name="Courier New"/>
    </style:style>
    <style:style style:name="P9" style:family="paragraph" style:parent-style-name="Text_20_body">
      <style:text-properties style:use-window-font-color="true" style:font-name="Courier New" fo:font-weight="normal" style:font-weight-asian="normal" style:font-weight-complex="normal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style:use-window-font-color="true" style:font-name="Times New Roman" fo:font-size="14pt" officeooo:paragraph-rsid="000aa083" style:font-size-asian="14pt" style:font-size-complex="14pt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style:use-window-font-color="true" style:font-name="Courier New" fo:font-size="14pt" fo:font-weight="normal" officeooo:paragraph-rsid="000aa083" style:font-size-asian="14pt" style:font-weight-asian="normal" style:font-size-complex="14pt" style:font-weight-complex="normal"/>
    </style:style>
    <style:style style:name="P14" style:family="paragraph" style:parent-style-name="Preformatted_20_Text">
      <style:paragraph-properties fo:text-align="justify" style:justify-single-word="false"/>
      <style:text-properties fo:font-variant="normal" fo:text-transform="none" style:use-window-font-color="true" style:font-name="Courier New" fo:font-size="14pt" fo:letter-spacing="normal" fo:font-style="normal" fo:font-weight="normal" officeooo:rsid="0008c1ec" officeooo:paragraph-rsid="0008c1ec" style:font-size-asian="14pt" style:font-weight-asian="normal" style:font-size-complex="14pt" style:font-weight-complex="normal"/>
    </style:style>
    <style:style style:name="P15" style:family="paragraph" style:parent-style-name="Preformatted_20_Text">
      <style:paragraph-properties fo:margin-left="1.138cm" fo:margin-right="0cm" fo:margin-top="0cm" fo:margin-bottom="0cm" loext:contextual-spacing="false" fo:text-align="justify" style:justify-single-word="false" fo:orphans="2" fo:widows="2" fo:text-indent="0cm" style:auto-text-indent="false" fo:padding="0.049cm" fo:border="0.06pt dashed #aea79f"/>
      <style:text-properties fo:font-variant="normal" fo:text-transform="none" style:use-window-font-color="true" style:font-name="Courier New" fo:font-size="14pt" fo:letter-spacing="normal" fo:font-style="normal" fo:font-weight="normal" style:font-size-asian="14pt" style:font-size-complex="14pt" loext:padding="0cm" loext:border="none"/>
    </style:style>
    <style:style style:name="P16" style:family="paragraph" style:parent-style-name="Preformatted_20_Text">
      <style:paragraph-properties fo:margin-left="1.138cm" fo:margin-right="0cm" fo:margin-top="0cm" fo:margin-bottom="0cm" loext:contextual-spacing="false" fo:text-align="justify" style:justify-single-word="false" fo:orphans="2" fo:widows="2" fo:text-indent="0cm" style:auto-text-indent="false" fo:padding="0.049cm" fo:border="0.06pt dashed #aea79f"/>
      <style:text-properties fo:font-variant="normal" fo:text-transform="none" style:use-window-font-color="true" style:font-name="Courier New" fo:font-size="14pt" fo:letter-spacing="normal" style:font-size-asian="14pt" style:font-size-complex="14pt" loext:padding="0cm" loext:border="none"/>
    </style:style>
    <style:style style:name="P17" style:family="paragraph" style:parent-style-name="Heading_20_3">
      <style:paragraph-properties fo:margin-left="0cm" fo:margin-right="0cm" fo:margin-top="0cm" fo:margin-bottom="0cm" loext:contextual-spacing="false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style:use-window-font-color="true" style:text-line-through-style="none" style:text-line-through-type="none" style:font-name="Times New Roman" fo:font-size="14pt" fo:letter-spacing="normal" fo:font-style="normal" style:text-underline-style="none" fo:font-weight="normal" style:text-blinking="false" style:font-size-asian="14pt" style:font-size-complex="14pt" loext:padding="0cm" loext:border="none"/>
    </style:style>
    <style:style style:name="T1" style:family="text">
      <style:text-properties officeooo:rsid="0008c1ec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loext:padding="0cm" loext:border="none"/>
    </style:style>
    <style:style style:name="T4" style:family="text">
      <style:text-properties fo:color="#000000" fo:font-weight="bold"/>
    </style:style>
    <style:style style:name="T5" style:family="text">
      <style:text-properties fo:color="#000000" loext:padding="0cm" loext:border="none"/>
    </style:style>
    <style:style style:name="T6" style:family="text">
      <style:text-properties fo:color="#000000" style:font-weight-asian="normal" style:font-weight-complex="normal"/>
    </style:style>
    <style:style style:name="T7" style:family="text">
      <style:text-properties officeooo:rsid="000aa083"/>
    </style:style>
    <style:style style:name="T8" style:family="text">
      <style:text-properties fo:font-style="normal" fo:font-weight="normal"/>
    </style:style>
    <style:style style:name="T9" style:family="text">
      <style:text-properties fo:font-variant="normal" fo:text-transform="none" fo:color="#222222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T10" style:family="text">
      <style:text-properties fo:font-variant="normal" fo:text-transform="none" fo:color="#222222" style:font-name="Times New Roman" fo:font-size="14pt" fo:letter-spacing="normal" fo:font-style="normal" fo:font-weight="normal" officeooo:rsid="000aa083" style:font-size-asian="14pt" style:font-size-complex="14pt" loext:padding="0cm" loext:border="none"/>
    </style:style>
    <style:style style:name="T11" style:family="text">
      <style:text-properties fo:font-variant="normal" fo:text-transform="none" fo:color="#66cc66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T12" style:family="text">
      <style:text-properties fo:font-variant="normal" fo:text-transform="none" fo:color="#66cc66" style:font-name="Courier New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13" style:family="text">
      <style:text-properties fo:font-variant="normal" fo:text-transform="none" fo:color="#66cc66" fo:font-size="14pt" fo:letter-spacing="normal" fo:font-style="normal" fo:font-weight="normal" style:font-size-asian="14pt" style:font-size-complex="14pt" loext:padding="0cm" loext:border="none"/>
    </style:style>
    <style:style style:name="T14" style:family="text">
      <style:text-properties fo:font-variant="normal" fo:text-transform="none" fo:color="#66cc66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15" style:family="text">
      <style:text-properties fo:font-variant="normal" fo:text-transform="none" fo:color="#66cc66" fo:font-size="14pt" fo:letter-spacing="normal" fo:font-style="normal" style:font-size-asian="14pt" style:font-size-complex="14pt" loext:padding="0cm" loext:border="none"/>
    </style:style>
    <style:style style:name="T16" style:family="text">
      <style:text-properties fo:font-variant="normal" fo:text-transform="none" fo:color="#66cc66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17" style:family="text">
      <style:text-properties fo:font-variant="normal" fo:text-transform="none" fo:color="#333333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T18" style:family="text">
      <style:text-properties fo:font-variant="normal" fo:text-transform="none" fo:color="#333333" style:font-name="Courier New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19" style:family="text">
      <style:text-properties fo:font-variant="normal" fo:text-transform="none" fo:color="#333333" fo:font-size="14pt" fo:letter-spacing="normal" fo:font-style="normal" fo:font-weight="normal" style:font-size-asian="14pt" style:font-size-complex="14pt" loext:padding="0cm" loext:border="none"/>
    </style:style>
    <style:style style:name="T20" style:family="text">
      <style:text-properties fo:font-variant="normal" fo:text-transform="none" fo:color="#333333" fo:letter-spacing="normal" fo:font-style="normal"/>
    </style:style>
    <style:style style:name="T21" style:family="text">
      <style:text-properties fo:font-variant="normal" fo:text-transform="none" fo:color="#333333" fo:letter-spacing="normal" fo:font-style="normal" fo:font-weight="normal"/>
    </style:style>
    <style:style style:name="T22" style:family="text">
      <style:text-properties fo:font-variant="normal" fo:text-transform="none" fo:color="#333333" style:font-name="Ubuntu Mono" fo:font-size="10.5pt" fo:letter-spacing="normal" fo:font-style="normal" fo:font-weight="normal"/>
    </style:style>
    <style:style style:name="T23" style:family="text">
      <style:text-properties fo:font-variant="normal" fo:text-transform="none" fo:color="#333333" fo:font-size="10.5pt" fo:letter-spacing="normal" fo:font-style="normal" fo:font-weight="normal"/>
    </style:style>
    <style:style style:name="T24" style:family="text">
      <style:text-properties fo:font-variant="normal" fo:text-transform="none" fo:color="#000000" style:font-name="Times New Roman" fo:font-size="14pt" fo:letter-spacing="normal" fo:font-style="normal" fo:font-weight="bold" style:font-size-asian="14pt" style:font-size-complex="14pt" loext:padding="0cm" loext:border="none"/>
    </style:style>
    <style:style style:name="T25" style:family="text">
      <style:text-properties fo:font-variant="normal" fo:text-transform="none" fo:color="#000000" style:font-name="Courier New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26" style:family="text">
      <style:text-properties fo:font-variant="normal" fo:text-transform="none" fo:color="#000000" fo:font-size="14pt" fo:letter-spacing="normal" fo:font-style="normal" fo:font-weight="bold" style:font-size-asian="14pt" style:font-size-complex="14pt" loext:padding="0cm" loext:border="none"/>
    </style:style>
    <style:style style:name="T27" style:family="text">
      <style:text-properties fo:font-variant="normal" fo:text-transform="none" fo:color="#000000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28" style:family="text">
      <style:text-properties fo:font-variant="normal" fo:text-transform="none" fo:color="#000000" fo:font-size="14pt" fo:letter-spacing="normal" fo:font-style="normal" style:font-size-asian="14pt" style:font-size-complex="14pt" loext:padding="0cm" loext:border="none"/>
    </style:style>
    <style:style style:name="T29" style:family="text">
      <style:text-properties fo:font-variant="normal" fo:text-transform="none" fo:color="#000000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30" style:family="text">
      <style:text-properties fo:font-variant="normal" fo:text-transform="none" fo:color="#000000" fo:letter-spacing="normal" fo:font-style="normal" fo:font-weight="bold" loext:padding="0cm" loext:border="none"/>
    </style:style>
    <style:style style:name="T31" style:family="text">
      <style:text-properties fo:font-variant="normal" fo:text-transform="none" fo:color="#000000" fo:letter-spacing="normal" fo:font-style="normal" loext:padding="0cm" loext:border="none"/>
    </style:style>
    <style:style style:name="T32" style:family="text">
      <style:text-properties fo:font-variant="normal" fo:text-transform="none" fo:color="#000000" style:font-name="Ubuntu Mono" fo:font-size="10.5pt" fo:letter-spacing="normal" fo:font-style="normal" fo:font-weight="bold" loext:padding="0cm" loext:border="none"/>
    </style:style>
    <style:style style:name="T33" style:family="text">
      <style:text-properties fo:font-variant="normal" fo:text-transform="none" fo:color="#000000" fo:font-size="10.5pt" fo:letter-spacing="normal" fo:font-style="normal" fo:font-weight="bold" loext:padding="0cm" loext:border="none"/>
    </style:style>
    <style:style style:name="T34" style:family="text">
      <style:text-properties fo:font-variant="normal" fo:text-transform="none" style:font-name="Times New Roman" fo:font-size="14pt" fo:letter-spacing="normal" fo:font-style="normal" fo:font-weight="normal" officeooo:rsid="000aa083" style:font-size-asian="14pt" style:font-size-complex="14pt" loext:padding="0cm" loext:border="none"/>
    </style:style>
    <style:style style:name="T35" style:family="text">
      <style:text-properties fo:font-variant="normal" fo:text-transform="none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T36" style:family="text">
      <style:text-properties fo:font-variant="normal" fo:text-transform="none" style:font-name="Courier New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37" style:family="text">
      <style:text-properties fo:font-variant="normal" fo:text-transform="none" fo:font-size="14pt" fo:letter-spacing="normal" fo:font-style="normal" style:font-size-asian="14pt" style:font-size-complex="14pt" loext:padding="0cm" loext:border="none"/>
    </style:style>
    <style:style style:name="T38" style:family="text">
      <style:text-properties fo:font-variant="normal" fo:text-transform="none" fo:font-size="14pt" fo:letter-spacing="normal" fo:font-style="normal" fo:font-weight="bold" style:font-size-asian="14pt" style:font-size-complex="14pt" loext:padding="0cm" loext:border="none"/>
    </style:style>
    <style:style style:name="T39" style:family="text">
      <style:text-properties fo:font-variant="normal" fo:text-transform="none" fo:font-size="14pt" fo:letter-spacing="normal" fo:font-style="normal" fo:font-weight="normal" style:font-size-asian="14pt" style:font-weight-asian="normal" style:font-size-complex="14pt" style:font-weight-complex="normal" loext:padding="0cm" loext:border="none"/>
    </style:style>
    <style:style style:name="T40" style:family="text">
      <style:text-properties fo:font-variant="normal" fo:text-transform="none" fo:font-size="14pt" fo:letter-spacing="normal" fo:font-style="normal" fo:font-weight="normal" style:font-size-asian="14pt" style:font-size-complex="14pt" loext:padding="0cm" loext:border="none"/>
    </style:style>
    <style:style style:name="T41" style:family="text">
      <style:text-properties fo:font-variant="normal" fo:text-transform="none" fo:letter-spacing="normal" fo:font-style="normal"/>
    </style:style>
    <style:style style:name="T42" style:family="text">
      <style:text-properties fo:font-variant="normal" fo:text-transform="none" fo:letter-spacing="normal" fo:font-style="normal" loext:padding="0cm" loext:border="none"/>
    </style:style>
    <style:style style:name="T43" style:family="text">
      <style:text-properties fo:font-variant="normal" fo:text-transform="none" style:use-window-font-color="true" style:font-name="Times New Roman" fo:font-size="14pt" fo:letter-spacing="normal" fo:font-style="normal" fo:font-weight="normal" officeooo:rsid="000aa083" style:font-size-asian="14pt" style:font-size-complex="14pt" loext:padding="0cm" loext:border="none"/>
    </style:style>
    <style:style style:name="T44" style:family="text">
      <style:text-properties fo:font-variant="normal" fo:text-transform="none" style:use-window-font-color="true" style:font-name="Times New Roman" fo:font-size="14pt" fo:letter-spacing="normal" fo:font-style="normal" fo:font-weight="normal" style:font-size-asian="14pt" style:font-size-complex="14pt" loext:padding="0cm" loext:border="none"/>
    </style:style>
    <style:style style:name="T45" style:family="text">
      <style:text-properties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окументация для создание веб-сайта на Linux</text:p>
      <text:p text:style-name="P2"/>
      <text:p text:style-name="P3"><text:tab/><text:span text:style-name="T2">Начиная с версии ubuntu 7.04 поумолчанию установлена полезная утилита Taskel. Она поможет нам установить LAMP. Просто выполним команду</text:span></text:p>
      <text:p text:style-name="P3"><text:span text:style-name="T2"/></text:p>
      <text:p text:style-name="P14"><text:span text:style-name="T3">sudo</text:span> tasksel <text:span text:style-name="T3">install</text:span> lamp-server</text:p>
      <text:p text:style-name="P5"><text:line-break/><text:span text:style-name="T1">При установке будет запрашивать создание пароля для БД MySQL.</text:span></text:p>
      <text:p text:style-name="P6">Что-бы добавить сайт был доступен как локальным (чтение PHP кода) нужно выполнить следующее действия:</text:p>
      <text:p text:style-name="P4"><text:span text:style-name="T43">Настройки модулей расположены в директории </text:span><text:span text:style-name="Emphasis"><text:span text:style-name="T43">/etc/apache2/mods-available</text:span></text:span><text:span text:style-name="T43">. Для подключения или отключения модулей (настроек модулей) следует использовать соответствующие команды </text:span><text:span text:style-name="Source_20_Text"><text:span text:style-name="T43">a2enmod</text:span></text:span><text:span text:style-name="T43"> или </text:span><text:span text:style-name="Source_20_Text"><text:span text:style-name="T43">a2dismod</text:span></text:span><text:span text:style-name="T43">. Пример подключения модуля:</text:span></text:p>
      <text:p text:style-name="P7"><text:tab/><text:span text:style-name="T36">sudo a2enmod &lt;mod-name&gt;</text:span></text:p>
      <text:p text:style-name="P10"><text:span text:style-name="T44">Свои настройки следует сохранять в файлы, расположенные в директории </text:span><text:span text:style-name="Emphasis"><text:span text:style-name="T44">/etc/apache2/conf-available</text:span></text:span><text:span text:style-name="T44">. Для подключения или отключения своих настроек следует использовать соответствующие команды </text:span><text:span text:style-name="Source_20_Text"><text:span text:style-name="T44">a2enconf</text:span></text:span><text:span text:style-name="T44"> или </text:span><text:span text:style-name="Source_20_Text"><text:span text:style-name="T44">a2disconf</text:span></text:span><text:span text:style-name="T44">. Пример подключения файла со своими настройками:</text:span></text:p>
      <text:p text:style-name="P9"><text:span text:style-name="T37"><text:tab/>sudo a2enconf &lt;config-name&gt;</text:span></text:p>
      <text:p text:style-name="P10"><text:span text:style-name="T44">Настройки виртуальных хостов следует сохранять в файлы, расположенные в директории </text:span><text:span text:style-name="Emphasis"><text:span text:style-name="T44">/etc/apache2/sites-available</text:span></text:span><text:span text:style-name="T44">. Для подключения виртуальных хостов следует использовать соответствующие команды </text:span><text:span text:style-name="Source_20_Text"><text:span text:style-name="T44">a2ensite</text:span></text:span><text:span text:style-name="T44"> или </text:span><text:span text:style-name="Source_20_Text"><text:span text:style-name="T44">a2dissite</text:span></text:span><text:span text:style-name="T44">. Пример подключения виртуального хоста:</text:span></text:p>
      <text:p text:style-name="P8"><text:span text:style-name="T38"><text:tab/></text:span><text:span text:style-name="T39">sudo a2ensite &lt;site-name&gt;</text:span></text:p>
      <text:h text:style-name="P17" text:outline-level="3"><text:bookmark text:name="кодировка_по_умолчанию"/>Кодировка по умолчанию</text:h>
      <text:p text:style-name="P10"><text:span text:style-name="T44">Для указания кодировки по умолчанию следует использовать директиву </text:span><text:span text:style-name="Source_20_Text"><text:span text:style-name="T44">AddDefaultCharset</text:span></text:span><text:span text:style-name="T44"> в файле </text:span><text:span text:style-name="Emphasis"><text:span text:style-name="T44">/etc/apache2/conf-available/charset.conf</text:span></text:span><text:span text:style-name="T44"> (или раскомментировать соответствующую строку):</text:span></text:p>
      <text:p text:style-name="P8"><text:tab/>AddDefaultCharset<text:span text:style-name="T40"> UTF-8</text:span></text:p>
      <text:h text:style-name="P17" text:outline-level="3"><text:bookmark text:name="виртуальные_хосты"/>Виртуальные хосты</text:h>
      <text:p text:style-name="P10"><text:span text:style-name="T44">Файлы настроек виртуальных хостов хранятся в </text:span><text:span text:style-name="Emphasis"><text:span text:style-name="T44">/etc/apache2/sites-available/*.conf</text:span></text:span><text:span text:style-name="T44">. По умолчанию в Apache уже настроен один виртуальный хост. Его настройки лежат в файле </text:span><text:span text:style-name="Emphasis"><text:span text:style-name="T44">000-default.conf</text:span></text:span><text:span text:style-name="T44">. Вы можете использовать этот виртуальный хост в качестве примера.</text:span></text:p>
      <text:p text:style-name="P11"><text:soft-page-break/>Пример настройки виртуального хоста:</text:p>
      <text:p text:style-name="P15">&lt;VirtualHost *:80&gt;</text:p>
      <text:p text:style-name="P16"><text:s text:c="4"/><text:span text:style-name="T8">#Имя хоста</text:span></text:p>
      <text:p text:style-name="P16"><text:s text:c="4"/><text:span text:style-name="T8">ServerName host1.server1</text:span></text:p>
      <text:p text:style-name="P16"><text:s text:c="4"/><text:span text:style-name="T8">#Корневая папка хоста</text:span></text:p>
      <text:p text:style-name="P16"><text:s text:c="4"/><text:span text:style-name="T8">DocumentRoot /var/www/host1.server1</text:span></text:p>
      <text:p text:style-name="P16"><text:s text:c="4"/><text:span text:style-name="T8">&lt;Directory /var/www/host1.server1&gt;</text:span></text:p>
      <text:p text:style-name="P16"><text:s text:c="8"/><text:span text:style-name="T8">#Разрешение на перезапись всех директив при помощи .htaccess</text:span></text:p>
      <text:p text:style-name="P16"><text:s text:c="8"/><text:span text:style-name="T8">AllowOverride All</text:span></text:p>
      <text:p text:style-name="P16"><text:s text:c="4"/><text:span text:style-name="T8">&lt;/Directory&gt;</text:span></text:p>
      <text:p text:style-name="P15">&lt;/VirtualHost&gt;</text:p>
      <text:p text:style-name="P11">Назовите файл настройки именем вашего хоста host1.server1.conf и сохраните.</text:p>
      <text:p text:style-name="P11">После создания файла настроек допишите в /etc/hosts имя вашего хоста:</text:p>
      <text:p text:style-name="P8"><text:tab/>127.0.0.1 <text:s text:c="3"/>host1.server1</text:p>
      <text:p text:style-name="P10"><text:span text:style-name="T44">Для включения созданного виртуального хоста используется утилита </text:span><text:span text:style-name="Source_20_Text"><text:span text:style-name="T44">a2ensite</text:span></text:span><text:span text:style-name="T44">:</text:span></text:p>
      <text:p text:style-name="P8"><text:tab/>sudo a2ensite host1.server1</text:p>
      <text:p text:style-name="P10"><text:span text:style-name="T44">Отключается хост аналогично утилитой </text:span><text:span text:style-name="Source_20_Text"><text:span text:style-name="T44">a2dissite</text:span></text:span><text:span text:style-name="T44">:</text:span></text:p>
      <text:p text:style-name="P8"><text:tab/>sudo a2dissite host1.server1</text:p>
      <text:p text:style-name="P12"><text:span text:style-name="T7">Последний шаг для добавления сайта, нужно выполнить перезагрузку Apache:</text:span></text:p>
      <text:p text:style-name="P13"><text:tab/><text:span text:style-name="T42">sudo</text:span><text:span text:style-name="T41"> </text:span><text:span text:style-name="T42">apt-get</text:span><text:span text:style-name="T41"> </text:span><text:span text:style-name="T42">install</text:span><text:span text:style-name="T41"> apache2</text:span></text:p>
      <text:p text:style-name="P1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r" svg:font-family="Cor"/>
    <style:font-face style:name="Ubuntu Beta" svg:font-family="'Ubuntu Beta', UbuntuBeta, Ubuntu, 'Bitstream Vera Sans', 'DejaVu Sans', Tahoma, sans-serif"/>
    <style:font-face style:name="Ubuntu Mono" svg:font-family="'Ubuntu Mono', monospace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2T09:29:25.874457862</meta:creation-date>
    <meta:generator>LibreOffice/5.1.6.2$Linux_X86_64 LibreOffice_project/10m0$Build-2</meta:generator>
    <dc:date>2017-05-12T10:33:11.302014221</dc:date>
    <meta:editing-duration>PT9M17S</meta:editing-duration>
    <meta:editing-cycles>1</meta:editing-cycles>
    <meta:document-statistic meta:table-count="0" meta:image-count="0" meta:object-count="0" meta:page-count="2" meta:paragraph-count="37" meta:word-count="274" meta:character-count="2456" meta:non-whitespace-character-count="2164"/>
  </office:meta>
</office:document-meta>
</file>